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2380*"/>
    </style:style>
    <style:style style:name="Glossario.B" style:family="table-column">
      <style:table-column-properties style:column-width="4.2cm" style:rel-column-width="2381*"/>
    </style:style>
    <style:style style:name="Glossario.D" style:family="table-column">
      <style:table-column-properties style:column-width="4.202cm" style:rel-column-width="2382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4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5" style:family="paragraph" style:parent-style-name="Standard">
      <style:paragraph-properties fo:break-before="page"/>
      <style:text-properties fo:font-size="11pt" officeooo:rsid="001013fa" officeooo:paragraph-rsid="001013fa" style:font-size-asian="11pt" style:font-size-complex="11pt"/>
    </style:style>
    <style:style style:name="P6" style:family="paragraph" style:parent-style-name="Standard">
      <style:text-properties fo:font-size="11pt" officeooo:rsid="0010e5fd" officeooo:paragraph-rsid="0010e5fd" style:font-size-asian="11pt" style:font-size-complex="11pt"/>
    </style:style>
    <style:style style:name="P7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8" style:family="paragraph" style:parent-style-name="Standard">
      <style:text-properties fo:font-size="11pt" officeooo:rsid="00127ccb" officeooo:paragraph-rsid="00127ccb" style:font-size-asian="11pt" style:font-size-complex="11pt"/>
    </style:style>
    <style:style style:name="P9" style:family="paragraph" style:parent-style-name="Standard">
      <style:text-properties fo:font-size="11pt" officeooo:rsid="00142131" officeooo:paragraph-rsid="00142131" style:font-size-asian="11pt" style:font-size-complex="11pt"/>
    </style:style>
    <style:style style:name="P10" style:family="paragraph" style:parent-style-name="Standard">
      <style:text-properties fo:font-size="11pt" officeooo:rsid="002c0c7b" officeooo:paragraph-rsid="002c0c7b" style:font-size-asian="11pt" style:font-size-complex="11pt"/>
    </style:style>
    <style:style style:name="P11" style:family="paragraph" style:parent-style-name="Standard">
      <style:text-properties fo:font-size="11pt" officeooo:rsid="002d0740" officeooo:paragraph-rsid="002d0740" style:font-size-asian="11pt" style:font-size-complex="11pt"/>
    </style:style>
    <style:style style:name="P12" style:family="paragraph" style:parent-style-name="Standard">
      <style:text-properties fo:font-size="11pt" officeooo:rsid="002e716a" officeooo:paragraph-rsid="002e716a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27ccb" officeooo:paragraph-rsid="00127ccb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6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18" style:family="paragraph" style:parent-style-name="Standard">
      <style:text-properties fo:font-size="11pt" style:text-underline-style="none" officeooo:rsid="002d0740" officeooo:paragraph-rsid="002d0740" style:font-size-asian="11pt" style:font-size-complex="11pt"/>
    </style:style>
    <style:style style:name="P19" style:family="paragraph" style:parent-style-name="Standard">
      <style:text-properties fo:font-size="11pt" style:text-underline-style="none" officeooo:rsid="002e807d" officeooo:paragraph-rsid="0030033a" style:font-size-asian="11pt" style:font-size-complex="11pt"/>
    </style:style>
    <style:style style:name="P20" style:family="paragraph" style:parent-style-name="Standard">
      <style:text-properties fo:font-size="11pt" style:text-underline-style="none" officeooo:rsid="0030033a" officeooo:paragraph-rsid="0030033a" style:font-size-asian="11pt" style:font-size-complex="11pt"/>
    </style:style>
    <style:style style:name="P21" style:family="paragraph" style:parent-style-name="Standard">
      <style:text-properties fo:font-size="11pt" style:text-underline-style="none" officeooo:rsid="0032f189" officeooo:paragraph-rsid="0032f189" style:font-size-asian="11pt" style:font-size-complex="11pt"/>
    </style:style>
    <style:style style:name="P22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4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4pt" officeooo:rsid="000b1114" officeooo:paragraph-rsid="000b1114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fo:font-size="12pt" style:text-underline-style="none" fo:font-weight="bold" officeooo:rsid="0015dc0a" officeooo:paragraph-rsid="0015dc0a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1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47" style:family="paragraph" style:parent-style-name="Standard" style:list-style-name="L1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48" style:family="paragraph" style:parent-style-name="Standard" style:list-style-name="L2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style:text-underline-style="none" officeooo:rsid="00127ccb" officeooo:paragraph-rsid="00142131" style:font-size-asian="11pt" style:font-size-complex="11pt"/>
    </style:style>
    <style:style style:name="P50" style:family="paragraph" style:parent-style-name="Standard">
      <style:text-properties fo:font-size="11pt" style:text-underline-style="none" officeooo:rsid="0044ef63" officeooo:paragraph-rsid="0044ef63" style:font-size-asian="11pt" style:font-size-complex="11pt"/>
    </style:style>
    <style:style style:name="P51" style:family="paragraph" style:parent-style-name="Standard">
      <style:text-properties fo:font-size="11pt" style:text-underline-style="none" officeooo:rsid="002d0740" officeooo:paragraph-rsid="002d0740" style:font-size-asian="11pt" style:font-size-complex="11pt"/>
    </style:style>
    <style:style style:name="P52" style:family="paragraph" style:parent-style-name="Standard">
      <style:text-properties fo:font-size="11pt" style:text-underline-style="none" officeooo:rsid="004637ab" officeooo:paragraph-rsid="004637ab" style:font-size-asian="11pt" style:font-size-complex="11pt"/>
    </style:style>
    <style:style style:name="P53" style:family="paragraph" style:parent-style-name="Standard">
      <style:text-properties fo:font-size="11pt" style:text-underline-style="none" officeooo:rsid="0030033a" officeooo:paragraph-rsid="0030033a" style:font-size-asian="11pt" style:font-size-complex="11pt"/>
    </style:style>
    <style:style style:name="P54" style:family="paragraph" style:parent-style-name="Standard">
      <style:text-properties fo:font-size="11pt" style:text-underline-style="none" officeooo:rsid="0047ed98" officeooo:paragraph-rsid="0047ed98" style:font-size-asian="11pt" style:font-size-complex="11pt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1580a"/>
    </style:style>
    <style:style style:name="T9" style:family="text">
      <style:text-properties style:text-underline-style="none" officeooo:rsid="0032f189"/>
    </style:style>
    <style:style style:name="T10" style:family="text">
      <style:text-properties style:text-underline-style="none" officeooo:rsid="00363de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2e716a" style:font-style-asian="italic" style:font-style-complex="italic"/>
    </style:style>
    <style:style style:name="T1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8a701" style:font-style-asian="normal" style:font-style-complex="normal"/>
    </style:style>
    <style:style style:name="T19" style:family="text">
      <style:text-properties fo:font-style="normal" officeooo:rsid="002190f6" style:font-style-asian="normal" style:font-style-complex="normal"/>
    </style:style>
    <style:style style:name="T20" style:family="text">
      <style:text-properties fo:font-style="normal" officeooo:rsid="00258112" style:font-style-asian="normal" style:font-style-complex="normal"/>
    </style:style>
    <style:style style:name="T21" style:family="text">
      <style:text-properties fo:font-style="normal" officeooo:rsid="00363deb" style:font-style-asian="normal" style:font-style-complex="normal"/>
    </style:style>
    <style:style style:name="T22" style:family="text">
      <style:text-properties fo:font-style="normal" officeooo:rsid="0037ba5a" style:font-style-asian="normal" style:font-style-complex="normal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officeooo:rsid="0010e5fd" style:font-style-asian="normal" style:font-style-complex="normal"/>
    </style:style>
    <style:style style:name="T25" style:family="text">
      <style:text-properties fo:font-style="normal" style:text-underline-style="none" officeooo:rsid="003e4433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29" style:family="text">
      <style:text-properties officeooo:rsid="001aac19"/>
    </style:style>
    <style:style style:name="T30" style:family="text">
      <style:text-properties officeooo:rsid="0028da38"/>
    </style:style>
    <style:style style:name="T31" style:family="text">
      <style:text-properties officeooo:rsid="0029531f"/>
    </style:style>
    <style:style style:name="T32" style:family="text">
      <style:text-properties officeooo:rsid="002a0cc5"/>
    </style:style>
    <style:style style:name="T33" style:family="text">
      <style:text-properties officeooo:rsid="002fc1ae"/>
    </style:style>
    <style:style style:name="T34" style:family="text">
      <style:text-properties officeooo:rsid="0030033a"/>
    </style:style>
    <style:style style:name="T35" style:family="text">
      <style:text-properties officeooo:rsid="0031580a"/>
    </style:style>
    <style:style style:name="T36" style:family="text">
      <style:text-properties officeooo:rsid="00363deb"/>
    </style:style>
    <style:style style:name="T37" style:family="text">
      <style:text-properties officeooo:rsid="0037ba5a"/>
    </style:style>
    <style:style style:name="T38" style:family="text">
      <style:text-properties officeooo:rsid="003fd9c9"/>
    </style:style>
    <style:style style:name="T39" style:family="text">
      <style:text-properties officeooo:rsid="0044ef63"/>
    </style:style>
    <style:style style:name="T40" style:family="text">
      <style:text-properties officeooo:rsid="0047ed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31">PROGETTAZIONE</text:span><text:span text:style-name="T29"> BASE DI DATI</text:span></text:p>
      <text:p text:style-name="P1"/>
      <text:p text:style-name="P23">Si vuole realizzare una base di dati di supporto ad un’applicazione web per la <text:span text:style-name="T32">gestione e la </text:span>vendita di fumetti.</text:p>
      <text:p text:style-name="P1"/>
      <text:p text:style-name="P34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 table:style-name="TableLine94064581852240">
          <table:table-cell table:style-name="Glossario.A1" office:value-type="string">
            <text:p text:style-name="P30">Termine</text:p>
          </table:table-cell>
          <table:table-cell table:style-name="Glossario.A1" office:value-type="string">
            <text:p text:style-name="P31">Descrizione</text:p>
          </table:table-cell>
          <table:table-cell table:style-name="Glossario.A1" office:value-type="string">
            <text:p text:style-name="P31">Sinonimi</text:p>
          </table:table-cell>
          <table:table-cell table:style-name="Glossario.A1" office:value-type="string">
            <text:p text:style-name="P31">Collegamenti</text:p>
          </table:table-cell>
        </table:table-row>
        <table:table-row table:style-name="Glossario.2">
          <table:table-cell table:style-name="Glossario.A2" office:value-type="string">
            <text:p text:style-name="P35">Fumetto</text:p>
          </table:table-cell>
          <table:table-cell table:style-name="Glossario.A2" office:value-type="string">
            <text:p text:style-name="P36">Fumetto disponibile o non disponibile all’acquisto</text:p>
          </table:table-cell>
          <table:table-cell table:style-name="Glossario.A2" office:value-type="string">
            <text:p text:style-name="P36">Prodotto, albo</text:p>
          </table:table-cell>
          <table:table-cell table:style-name="Glossario.A2" office:value-type="string">
            <text:p text:style-name="P36">Numero, collezione, sconto, <text:span text:style-name="T1">carrello</text:span></text:p>
          </table:table-cell>
        </table:table-row>
        <table:table-row table:style-name="TableLine94064581943664">
          <table:table-cell table:style-name="Glossario.A2" office:value-type="string">
            <text:p text:style-name="P36">Numero</text:p>
          </table:table-cell>
          <table:table-cell table:style-name="Glossario.A2" office:value-type="string">
            <text:p text:style-name="P36">Numero di uno specifico albo di una serie a fumetti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</text:p>
          </table:table-cell>
        </table:table-row>
        <table:table-row table:style-name="TableLine94064581946176">
          <table:table-cell table:style-name="Glossario.A2" office:value-type="string">
            <text:p text:style-name="P36">Collezione</text:p>
          </table:table-cell>
          <table:table-cell table:style-name="Glossario.A2" office:value-type="string">
            <text:p text:style-name="P36">Collezione di fumetti, raggruppa tutti i numeri di una serie a fumetti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, categoria</text:p>
          </table:table-cell>
        </table:table-row>
        <table:table-row table:style-name="TableLine94064581948176">
          <table:table-cell table:style-name="Glossario.A2" office:value-type="string">
            <text:p text:style-name="P36">Categoria</text:p>
          </table:table-cell>
          <table:table-cell table:style-name="Glossario.A2" office:value-type="string">
            <text:p text:style-name="P36">Categoria di un insieme di collezioni, ne specifica il genere letterario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Collezione</text:p>
          </table:table-cell>
        </table:table-row>
        <table:table-row table:style-name="TableLine94064581950640">
          <table:table-cell table:style-name="Glossario.A2" office:value-type="string">
            <text:p text:style-name="P36">Sconto</text:p>
          </table:table-cell>
          <table:table-cell table:style-name="Glossario.A2" office:value-type="string">
            <text:p text:style-name="P36">Sconto applicato ai fumetti, ha una data di scadenza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, percentuale</text:p>
          </table:table-cell>
        </table:table-row>
        <table:table-row table:style-name="Glossario.7">
          <table:table-cell table:style-name="Glossario.A2" office:value-type="string">
            <text:p text:style-name="P36">Utente</text:p>
          </table:table-cell>
          <table:table-cell table:style-name="Glossario.A2" office:value-type="string">
            <text:p text:style-name="P36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38">Cliente, acquirente</text:p>
          </table:table-cell>
          <table:table-cell table:style-name="Glossario.A2" office:value-type="string">
            <text:p text:style-name="P39">Ordine, carrello, lista desideri</text:p>
          </table:table-cell>
        </table:table-row>
        <table:table-row table:style-name="TableLine94064581955328">
          <table:table-cell table:style-name="Glossario.A2" office:value-type="string">
            <text:p text:style-name="P36">Amministratore</text:p>
          </table:table-cell>
          <table:table-cell table:style-name="Glossario.A2" office:value-type="string">
            <text:p text:style-name="P39">Amministratore dell’applicazione</text:p>
          </table:table-cell>
          <table:table-cell table:style-name="Glossario.C3">
            <text:p text:style-name="P37"/>
          </table:table-cell>
          <table:table-cell table:style-name="Glossario.C3">
            <text:p text:style-name="P37"/>
          </table:table-cell>
        </table:table-row>
        <table:table-row table:style-name="TableLine94064581957488">
          <table:table-cell table:style-name="Glossario.A2" office:value-type="string">
            <text:p text:style-name="P36">Ordine</text:p>
          </table:table-cell>
          <table:table-cell table:style-name="Glossario.A2" office:value-type="string">
            <text:p text:style-name="P39">Ordine di acquisto effettuato da un utente</text:p>
          </table:table-cell>
          <table:table-cell table:style-name="Glossario.A2" office:value-type="string">
            <text:p text:style-name="P40">Acquisto</text:p>
          </table:table-cell>
          <table:table-cell table:style-name="Glossario.A2" office:value-type="string">
            <text:p text:style-name="P39">Utente</text:p>
          </table:table-cell>
        </table:table-row>
        <table:table-row table:style-name="Glossario.10">
          <table:table-cell table:style-name="Glossario.A2" office:value-type="string">
            <text:p text:style-name="P36">Carrello</text:p>
          </table:table-cell>
          <table:table-cell table:style-name="Glossario.A2" office:value-type="string">
            <text:p text:style-name="P39">Carrello dei prodotti, ogni utente ne possiede uno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9">Fumetto, utente</text:p>
          </table:table-cell>
        </table:table-row>
        <table:table-row table:style-name="TableLine94064581961872">
          <table:table-cell table:style-name="Glossario.A11" office:value-type="string">
            <text:p text:style-name="P36">Lista desideri</text:p>
          </table:table-cell>
          <table:table-cell table:style-name="Glossario.B11" office:value-type="string">
            <text:p text:style-name="P39">Lista dei prodotti “desiderati” da un utente</text:p>
          </table:table-cell>
          <table:table-cell table:style-name="Glossario.C11" office:value-type="string">
            <text:p text:style-name="P41">Lista</text:p>
          </table:table-cell>
          <table:table-cell table:style-name="Glossario.D11" office:value-type="string">
            <text:p text:style-name="P39">Fumetto, utente</text:p>
          </table:table-cell>
        </table:table-row>
      </table:table>
      <text:p text:style-name="P2"/>
      <text:p text:style-name="P33">Rappresentazione dei dati</text:p>
      <text:p text:style-name="P2"/>
      <text:p text:style-name="P4">Per un <text:span text:style-name="T14">fumetto</text:span><text:span text:style-name="T2"> rappresentiamo il </text:span><text:span text:style-name="T12">numero</text:span><text:span text:style-name="T2">, il prezzo unitario, la quantità disponibile, l’immagine di copertina, lo scrittore, il disegnatore,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10"><text:span text:style-name="T5">I</text:span><text:span text:style-name="T2">l numero è univoco per un fumetto all’interno di una collezione.</text:span></text:p>
      <text:p text:style-name="P8"><text:span text:style-name="T3">L</text:span><text:span text:style-name="T2">a quantità è un interno maggiore o uguale a zero, se è pari a zero si intende che il </text:span><text:span text:style-name="T12">fumetto</text:span><text:span text:style-name="T2"> non è disponibile per l’acquisto.</text:span></text:p>
      <text:p text:style-name="P13">Il numero di pagine è un intero maggiore di zero, può essere assente.</text:p>
      <text:p text:style-name="P49">Il codice ISBN è univoco ed è un codice numero di 13 cifre.</text:p>
      <text:p text:style-name="P50">Gli attributi quantità e prezzo possono variare.</text:p>
      <text:p text:style-name="P9"><text:span text:style-name="T2">Ogni </text:span><text:span text:style-name="T12">fumetto</text:span><text:span text:style-name="T2"> deve appartenere ad una </text:span><text:span text:style-name="T12">collezione</text:span><text:span text:style-name="T2">.</text:span></text:p>
      <text:p text:style-name="P5"><text:span text:style-name="T2">Per una </text:span><text:span text:style-name="T14">collezione</text:span><text:span text:style-name="T2"> rappresentiamo il nome </text:span><text:span text:style-name="T10">e</text:span><text:span text:style-name="T2"> l’immagine.</text:span></text:p>
      <text:p text:style-name="P11"><text:span text:style-name="T2">Non possono esistere due </text:span><text:span text:style-name="T12">collezioni</text:span><text:span text:style-name="T2"> con lo stesso nome.</text:span></text:p>
      <text:p text:style-name="P14"/>
      <text:p text:style-name="P4"><text:span text:style-name="T2">Per una </text:span><text:span text:style-name="T14">categoria</text:span><text:span text:style-name="T2"> rappresentiamo il nome e</text:span><text:span text:style-name="T6">d una piccola descrizione</text:span><text:span text:style-name="T2">.</text:span></text:p>
      <text:p text:style-name="P11"><text:span text:style-name="T2">Non possono esistere due </text:span><text:span text:style-name="T12">categorie</text:span><text:span text:style-name="T2"> con lo stesso nome.</text:span></text:p>
      <text:p text:style-name="P18"/>
      <text:p text:style-name="P11"><text:span text:style-name="T2">Una </text:span><text:span text:style-name="T12">collezione</text:span><text:span text:style-name="T2"> può essere associata ad una o più </text:span><text:span text:style-name="T12">categorie</text:span><text:span text:style-name="T2">.</text:span></text:p>
      <text:p text:style-name="P14"/>
      <text:p text:style-name="P3"><text:span text:style-name="T2">Per uno </text:span><text:span text:style-name="T14">sconto</text:span><text:span text:style-name="T2"> rappresentiamo </text:span><text:span text:style-name="T3">la </text:span><text:span text:style-name="T24">percentuale </text:span><text:span text:style-name="T25">di sconto</text:span><text:span text:style-name="T3">, la data di scadenza, la data di aggiunta alla base di dati e la data in cui è avvenuta l’ultima modifica.</text:span></text:p>
      <text:p text:style-name="P9"><text:span text:style-name="T3">L</text:span><text:span text:style-name="T2">a </text:span><text:span text:style-name="T12">percentuale</text:span><text:span text:style-name="T2"> è un numero in virgola mobile compreso tra 0 ed 1 (esclusi).</text:span></text:p>
      <text:p text:style-name="P17">La data di scadenza deve indicare una data futura <text:span text:style-name="T38">alla data di aggiunta dello sconto stesso</text:span>.</text:p>
      <text:p text:style-name="P18">Ogni sconto è identificato dalla <text:span text:style-name="T11">percentuale</text:span> di sconto e dalla data di scadenza.</text:p>
      <text:p text:style-name="P18">Uno <text:span text:style-name="T11">sconto</text:span> può essere associato a più <text:span text:style-name="T11">fumetti</text:span> in modo da fare delle promozioni.</text:p>
      <text:p text:style-name="P52">Si può sempre posticipare la scadenza di uno sconto ma la si può anticipare solo se non è stato effettuato nessun acquisto, successivo alla scadenza anticipata, che coinvolga lo sconto in questione. Tutti gli altri attributi non possono subire modifiche <text:span text:style-name="T39">(per non generare inconsistenze nella base di dati).</text:span></text:p>
      <text:p text:style-name="P15"/>
      <text:p text:style-name="P7"><text:span text:style-name="T2">Per un </text:span><text:span text:style-name="T14">utente</text:span><text:span text:style-name="T2"> rappresentiamo il nome, il cognome, </text:span><text:span text:style-name="T4">la data di nascita,</text:span><text:span text:style-name="T2"> l’indirizzo e-mail, il recapito telefonico, la città ed il paese dove abita, la data di aggiunta alla base di dati e la data in cui è avvenuta l’ultima modifica.</text:span></text:p>
      <text:p text:style-name="P11"><text:span text:style-name="T2">Non possono esistere due </text:span><text:span text:style-name="T15">utenti</text:span><text:span text:style-name="T2"> aventi lo stesso indirizzo email.</text:span></text:p>
      <text:p text:style-name="P11"><text:span text:style-name="T2">Gli attributi nome, cognome, </text:span><text:span text:style-name="T7">data di nascita ed email sono obbligatori; mentre il numero telefonico, la città ed il paese sono facoltativi.</text:span></text:p>
      <text:p text:style-name="P16"/>
      <text:p text:style-name="P7"><text:span text:style-name="T2">Per un </text:span><text:span text:style-name="T14">ordine</text:span><text:span text:style-name="T2"> rappresentiamo l’importo totale e la data di aggiunta alla base di dati. </text:span><text:span text:style-name="T7">Ogni ordine è associato ad un ed un sol </text:span><text:span text:style-name="T13">utente</text:span><text:span text:style-name="T7">.</text:span></text:p>
      <text:p text:style-name="P12"><text:span text:style-name="T2">Un ordine è identificato dalla data di creazione e dall’</text:span><text:span text:style-name="T12">utente</text:span><text:span text:style-name="T2"> a cui è associato.</text:span></text:p>
      <text:p text:style-name="P17">L’importo totale è un intero maggiore <text:span text:style-name="T30">o uguale a</text:span> zero.</text:p>
      <text:p text:style-name="P17"/>
      <text:p text:style-name="P20">Ogni linea d’ordine è associata ad un ed un sol ordine (di cui fa parte) ed ad un ed un sol fumetto (che rappresenta l’albo che è stato acquistato), queste due associazion<text:span text:style-name="T36">i</text:span> identificano una linea d’ordine.</text:p>
      <text:p text:style-name="P19">Per una linea d’ordine rappresentiamo il prezzo d<text:span text:style-name="T34">el fumetto</text:span> <text:span text:style-name="T40">non scontato </text:span>(nel momento in cui è stato effettuato l’acquisto) e <text:span text:style-name="T33">la quantità di copie </text:span><text:span text:style-name="T34">acquistate</text:span><text:span text:style-name="T33">.</text:span></text:p>
      <text:p text:style-name="P20">Una linea d’ordine può essere associata a più sconti rappresentanti gli sconti applicati al momento dell’acquisto.</text:p>
      <text:p text:style-name="P20">La quantità deve essere un intero maggiore di zero.</text:p>
      <text:p text:style-name="P20">Il prezzo deve essere un numero in virgola mobile maggiore o uguale a zero.</text:p>
      <text:p text:style-name="P20"/>
      <text:p text:style-name="P54">Un ordine e le sue linee d’ordine sono immutabili.</text:p>
      <text:p text:style-name="P15"/>
      <text:p text:style-name="P20">Un <text:span text:style-name="T16">carrello</text:span> è associato all’utente a cui esso appartiene ed è identificato da quest’ultimo. <text:span text:style-name="T35">Ogni carrello contiene dei fumetti e deve tenere traccia delle quantità di copie per ognuno di essi.</text:span></text:p>
      <text:p text:style-name="P6"><text:span text:style-name="T2">Per un </text:span><text:span text:style-name="T23">carrello</text:span><text:span text:style-name="T2"> rappresentiamo </text:span><text:span text:style-name="T8">il costo totale dei fumetti che contiene, </text:span><text:span text:style-name="T2">la data di aggiunta alla base di dati e la data in cui è avvenuta l’ultima modifica.</text:span></text:p>
      <text:p text:style-name="P15"/>
      <text:p text:style-name="P21">Un utente può avere una o più liste desideri e può scegliere se vuole ricevere delle notifiche di aggiornamento riguardo i fumetti al suo interno. Ogni lista desideri può contenere dei fumetti.</text:p>
      <text:p text:style-name="P6"><text:span text:style-name="T2">Per una </text:span><text:span text:style-name="T14">lista desideri</text:span><text:span text:style-name="T2"> rappresentiamo </text:span><text:span text:style-name="T9">il nome,</text:span><text:span text:style-name="T2"> la data di aggiunta alla base di dati e la data in cui è avvenuta l’ultima modifica.</text:span></text:p>
      <text:p text:style-name="P21">Una lista desideri è identificata dal <text:span text:style-name="T40">suo </text:span>nome e dall’utente <text:span text:style-name="T40">che ne è </text:span>proprietario.</text:p>
      <text:p text:style-name="P15"/>
      <text:p text:style-name="P32">Operazioni <text:span text:style-name="T37">(principali) </text:span>sui dati</text:p>
      <text:p text:style-name="P22"/>
      <text:list xml:id="list4050867410" text:style-name="L1">
        <text:list-item>
          <text:p text:style-name="P42"><text:span text:style-name="T26">Operazione 1</text:span><text:span text:style-name="T17">: </text:span><text:span text:style-name="T21">trova</text:span><text:span text:style-name="T17"> </text:span><text:span text:style-name="T21">i dati di tutte le collezioni aventi un certo nome</text:span><text:span text:style-name="T17">. </text:span><text:span text:style-name="T20">[molto frequente]</text:span></text:p>
        </text:list-item>
        <text:list-item>
          <text:p text:style-name="P42"><text:soft-page-break/><text:span text:style-name="T26">Operazione 2</text:span><text:span text:style-name="T17">: stampa tutte le informazioni sulle </text:span><text:span text:style-name="T11">collezioni</text:span><text:span text:style-name="T17"> contenenti </text:span><text:span text:style-name="T11">fumetti</text:span><text:span text:style-name="T17"> aventi </text:span><text:span text:style-name="T18">scrittore, disegnatore e/o codice ISBN conforme ad una combinazione degli stessi parametri presi in input. </text:span><text:span text:style-name="T20">[molto frequente]</text:span></text:p>
        </text:list-item>
        <text:list-item>
          <text:p text:style-name="P47"><text:span text:style-name="T27">O</text:span><text:span text:style-name="T26">perazione 3:</text:span><text:span text:style-name="T17"> trova tutti i </text:span><text:span text:style-name="T11">fumetti</text:span><text:span text:style-name="T17"> appartenenti ad una </text:span><text:span text:style-name="T11">collezione</text:span><text:span text:style-name="T17">.</text:span></text:p>
        </text:list-item>
        <text:list-item>
          <text:p text:style-name="P43"><text:span text:style-name="T26">Operazione </text:span><text:span text:style-name="T28">4</text:span><text:span text:style-name="T17">: assegna un </text:span><text:span text:style-name="T11">fumetto</text:span><text:span text:style-name="T17"> al </text:span><text:span text:style-name="T11">carrello</text:span><text:span text:style-name="T17"> di un </text:span><text:span text:style-name="T11">utente</text:span><text:span text:style-name="T17">. </text:span><text:span text:style-name="T20">[molto frequente]</text:span></text:p>
        </text:list-item>
        <text:list-item>
          <text:p text:style-name="P44"><text:span text:style-name="T26">Operazione </text:span><text:span text:style-name="T28">5</text:span><text:span text:style-name="T17">: inserisc</text:span><text:span text:style-name="T19">e</text:span><text:span text:style-name="T17"> un nuovo </text:span><text:span text:style-name="T11">ordine</text:span><text:span text:style-name="T17"> </text:span><text:span text:style-name="T22">e le relative linee d’ordine indicando tutti i loro dati.[</text:span><text:span text:style-name="T20">frequente]</text:span></text:p>
        </text:list-item>
      </text:list>
      <text:list xml:id="list2616861766" text:style-name="L2">
        <text:list-item>
          <text:p text:style-name="P45"><text:span text:style-name="T26">Operazione </text:span><text:span text:style-name="T28">6</text:span><text:span text:style-name="T17">: inserisce un nuovo </text:span><text:span text:style-name="T11">fumetto</text:span><text:span text:style-name="T17"> indicando tutti i suoi dati ed associandolo ad una </text:span><text:span text:style-name="T11">collezione</text:span><text:span text:style-name="T17">.</text:span></text:p>
        </text:list-item>
        <text:list-item>
          <text:p text:style-name="P46"><text:span text:style-name="T26">Operazione </text:span><text:span text:style-name="T28">7</text:span><text:span text:style-name="T17">: inserisce un nuovo </text:span><text:span text:style-name="T11">sconto</text:span><text:span text:style-name="T17"> indicandone tutti i suoi dati.</text:span></text:p>
        </text:list-item>
        <text:list-item>
          <text:p text:style-name="P46"><text:span text:style-name="T26">Operazione </text:span><text:span text:style-name="T28">8</text:span><text:span text:style-name="T17">: assegna uno </text:span><text:span text:style-name="T11">sconto</text:span><text:span text:style-name="T17"> ad un fumetto.</text:span></text:p>
        </text:list-item>
        <text:list-item>
          <text:p text:style-name="P48"><text:span text:style-name="T26">Operazione 9</text:span><text:span text:style-name="T17">: trova tutti gli acquisti effettuati da un utente.</text:span></text:p>
        </text:list-item>
      </text:list>
      <text:p text:style-name="P24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064581855440">
          <table:table-cell table:style-name="Tavola_5f_dei_5f_volumi.A1" office:value-type="string">
            <text:p text:style-name="P28">Concetto</text:p>
          </table:table-cell>
          <table:table-cell table:style-name="Tavola_5f_dei_5f_volumi.A1" office:value-type="string">
            <text:p text:style-name="P28">Tipo</text:p>
          </table:table-cell>
          <table:table-cell table:style-name="Tavola_5f_dei_5f_volumi.A1" office:value-type="string">
            <text:p text:style-name="P28">Volume</text:p>
          </table:table-cell>
        </table:table-row>
        <table:table-row table:style-name="TableLine94064582042720">
          <table:table-cell table:style-name="Tavola_5f_dei_5f_volumi.A2" office:value-type="string">
            <text:p text:style-name="P28">Fumetto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C2" office:value-type="float" office:value="10000">
            <text:p text:style-name="P28">10000</text:p>
          </table:table-cell>
        </table:table-row>
        <table:table-row table:style-name="TableLine94064582106640">
          <table:table-cell table:style-name="Tavola_5f_dei_5f_volumi.A2" office:value-type="string">
            <text:p text:style-name="P28">Collezione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C2" office:value-type="float" office:value="320">
            <text:p text:style-name="P28">320</text:p>
          </table:table-cell>
        </table:table-row>
        <table:table-row table:style-name="TableLine94064582107664">
          <table:table-cell table:style-name="Tavola_5f_dei_5f_volumi.A2" office:value-type="string">
            <text:p text:style-name="P28">Categoria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C2" office:value-type="float" office:value="10">
            <text:p text:style-name="P29">10</text:p>
          </table:table-cell>
        </table:table-row>
        <table:table-row table:style-name="TableLine94064582108896">
          <table:table-cell table:style-name="Tavola_5f_dei_5f_volumi.A2" office:value-type="string">
            <text:p text:style-name="P28">Sconto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A2" office:value-type="string">
            <text:p text:style-name="P29">100 (e più)</text:p>
          </table:table-cell>
        </table:table-row>
        <table:table-row table:style-name="TableLine94064582109952">
          <table:table-cell table:style-name="Tavola_5f_dei_5f_volumi.A2" office:value-type="string">
            <text:p text:style-name="P28">Utente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C2" office:value-type="float" office:value="350">
            <text:p text:style-name="P29">350</text:p>
          </table:table-cell>
        </table:table-row>
        <table:table-row table:style-name="TableLine94064582111536">
          <table:table-cell table:style-name="Tavola_5f_dei_5f_volumi.A2" office:value-type="string">
            <text:p text:style-name="P28">Carrello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C2" office:value-type="float" office:value="350">
            <text:p text:style-name="P29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8">Lista desideri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C2" office:value-type="float" office:value="700">
            <text:p text:style-name="P29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8">Ordine</text:p>
          </table:table-cell>
          <table:table-cell table:style-name="Tavola_5f_dei_5f_volumi.A2" office:value-type="string">
            <text:p text:style-name="P28">E</text:p>
          </table:table-cell>
          <table:table-cell table:style-name="Tavola_5f_dei_5f_volumi.A2" office:value-type="string">
            <text:p text:style-name="P29">800 (e più)</text:p>
          </table:table-cell>
        </table:table-row>
        <table:table-row table:style-name="TableLine94064582115232">
          <table:table-cell table:style-name="Tavola_5f_dei_5f_volumi.A10" office:value-type="string">
            <text:p text:style-name="P28">Linea d’ordine</text:p>
          </table:table-cell>
          <table:table-cell table:style-name="Tavola_5f_dei_5f_volumi.B10" office:value-type="string">
            <text:p text:style-name="P28">E</text:p>
          </table:table-cell>
          <table:table-cell table:style-name="Tavola_5f_dei_5f_volumi.C10">
            <text:p text:style-name="P27"/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2.6.2$Linux_X86_64 LibreOffice_project/20$Build-2</meta:generator>
    <dc:date>2022-05-03T19:09:47.782723949</dc:date>
    <meta:editing-duration>PT6H48M8S</meta:editing-duration>
    <meta:editing-cycles>28</meta:editing-cycles>
    <meta:document-statistic meta:table-count="2" meta:image-count="0" meta:object-count="0" meta:page-count="3" meta:paragraph-count="115" meta:word-count="992" meta:character-count="6004" meta:non-whitespace-character-count="5136"/>
  </office:meta>
</office:document-meta>
</file>